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12cm" fo:line-height="150%" fo:text-align="center" style:justify-single-word="false"/>
    </style:style>
    <style:style style:name="P2" style:family="paragraph" style:parent-style-name="Standard">
      <style:paragraph-properties fo:margin-top="0cm" fo:margin-bottom="0.212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2">
      <style:paragraph-properties fo:margin-top="0cm" fo:margin-bottom="0.212cm" fo:line-height="150%"/>
    </style:style>
    <style:style style:name="P4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2">
        <text:list-item>
          <text:p text:style-name="P3"><text:span text:style-name="T2">Creare</text:span><text:span text:style-name="T3"> una nuova cartella e </text:span><text:span text:style-name="T2">chiamarla</text:span><text:span text:style-name="T3"> </text:span><text:span text:style-name="T4">corrispondenza</text:span><text:span text:style-name="T3">.</text:span></text:p>
        </text:list-item>
        <text:list-item>
          <text:p text:style-name="P3"><text:span text:style-name="T2">Aprire</text:span><text:span text:style-name="T3"> il Blocco Note e </text:span><text:span text:style-name="T2">scrivere</text:span><text:span text:style-name="T3"> il seguente testo:</text:span></text:p>
        </text:list-item>
      </text:list>
      <text:p text:style-name="P2"/>
      <text:p text:style-name="P4">Oggetto: Richiesta Catalogo e Listino prezzi.</text:p>
      <text:p text:style-name="P4"/>
      <text:p text:style-name="P4">La Camera di Commercio di Milano, da noi interpellata, ci ha segnalato il nominativo della Vostra Azienda quale produttrice di scatole Floppy Pack. </text:p>
      <text:p text:style-name="P4">Vi chiediamo pertanto di farci pervenire il Vostro Catalogo e il Listino prezzi, comprensivo delle condizioni di vendita. In relazione a ciò, Vi saremmo grati dell’invio di un esemplare dei Vostri articoli più significativi, a titolo di campione gratuito. </text:p>
      <text:p text:style-name="P4"/>
      <text:p text:style-name="P4"/>
      <text:list text:style-name="WW8Num2" text:continue-numbering="true">
        <text:list-item>
          <text:p text:style-name="P3"><text:span text:style-name="T2">Salvare</text:span><text:span text:style-name="T3"> il documento all’interno della cartella </text:span><text:span text:style-name="T5">corrispondenza</text:span><text:span text:style-name="T3"> con il nome </text:span><text:span text:style-name="T4">listino prezzi</text:span><text:span text:style-name="T3">.</text:span></text:p>
        </text:list-item>
        <text:list-item>
          <text:p text:style-name="P3"><text:span text:style-name="T2">Copiare</text:span><text:span text:style-name="T3"> il file listino prezzi sul </text:span><text:span text:style-name="T5">Desktop</text:span><text:span text:style-name="T3"> utilizzando la tecnica del </text:span><text:span text:style-name="T4">Copia/Incolla</text:span><text:span text:style-name="T3">.</text:span></text:p>
        </text:list-item>
        <text:list-item>
          <text:p text:style-name="P3"><text:span text:style-name="T2">Visualizzare</text:span><text:span text:style-name="T3"> le proprietà del fi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:</dc:title>
    <meta:initial-creator>caresia.marco</meta:initial-creator>
    <meta:creation-date>2006-07-17T14:24:00</meta:creation-date>
    <dc:creator>Marco Caresia</dc:creator>
    <dc:date>2006-07-17T14:48:11</dc:date>
    <meta:print-date>2005-10-28T13:52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15" meta:character-count="772"/>
  </office:meta>
</office:document-meta>
</file>